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top="0in" fo:margin-bottom="0.1965in" style:contextual-spacing="false"/>
    </style:style>
    <style:style style:name="P2" style:family="paragraph" style:parent-style-name="Preformatted_20_Text" style:list-style-name="L3">
      <style:paragraph-properties fo:margin-top="0in" fo:margin-bottom="0.1965in" style:contextual-spacing="false"/>
    </style:style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5">
      <style:paragraph-properties fo:margin-top="0in" fo:margin-bottom="0.1965in" style:contextual-spacing="false"/>
    </style:style>
    <style:style style:name="P6" style:family="paragraph" style:parent-style-name="Preformatted_20_Text" style:list-style-name="L7">
      <style:paragraph-properties fo:margin-top="0in" fo:margin-bottom="0.1965in" style:contextual-spacing="false"/>
    </style:style>
    <style:style style:name="P7" style:family="paragraph" style:parent-style-name="Preformatted_20_Text" style:list-style-name="L8"/>
    <style:style style:name="P8" style:family="paragraph" style:parent-style-name="Preformatted_20_Text" style:list-style-name="L8">
      <style:paragraph-properties fo:margin-top="0in" fo:margin-bottom="0.1965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>
      <style:paragraph-properties fo:text-align="center" style:justify-single-word="false"/>
      <style:text-properties officeooo:paragraph-rsid="000c976f"/>
    </style:style>
    <style:style style:name="T1" style:family="text">
      <style:text-properties officeooo:rsid="000c976f"/>
    </style:style>
    <style:style style:name="T2" style:family="text">
      <style:text-properties style:text-underline-style="solid" style:text-underline-width="auto" style:text-underline-color="font-color" officeooo:rsid="000c97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Strong_20_Emphasis"><text:span text:style-name="T2">Jest Quick Reference</text:span></text:span></text:p>
      <text:p text:style-name="Text_20_body"><text:span text:style-name="Strong_20_Emphasis"/></text:p>
      <text:p text:style-name="Text_20_body"><text:span text:style-name="Strong_20_Emphasis">Jest:</text:span></text:p>
      <text:list text:style-name="L1">
        <text:list-item>
          <text:p text:style-name="P10">JavaScript testing framework developed by Facebook.</text:p>
        </text:list-item>
        <text:list-item>
          <text:p text:style-name="P10">Designed for simplicity, speed, and ease of use in testing JavaScript code.</text:p>
        </text:list-item>
        <text:list-item>
          <text:p text:style-name="P9">Supports testing of both frontend and backend JavaScript applications.</text:p>
        </text:list-item>
      </text:list>
      <text:p text:style-name="Text_20_body"><text:span text:style-name="Strong_20_Emphasis">Installation:</text:span></text:p>
      <text:list text:style-name="L2">
        <text:list-item>
          <text:p text:style-name="P11">Install Jest using npm or yarn:</text:p>
          <text:p text:style-name="P1">css</text:p>
        </text:list-item>
      </text:list>
      <text:list text:style-name="L3">
        <text:list-item>
          <text:p text:style-name="P2"><text:span text:style-name="Source_20_Text">npm install --save-dev jest</text:span></text:p>
        </text:list-item>
      </text:list>
      <text:p text:style-name="Text_20_body"><text:span text:style-name="Strong_20_Emphasis">Writing Tests:</text:span></text:p>
      <text:list text:style-name="L4">
        <text:list-item>
          <text:p text:style-name="P13">Write tests using the <text:span text:style-name="Source_20_Text">test()</text:span> or <text:span text:style-name="Source_20_Text">it()</text:span> function.</text:p>
        </text:list-item>
        <text:list-item>
          <text:p text:style-name="P13">Define test cases and assertions using Jest's built-in matchers.</text:p>
        </text:list-item>
        <text:list-item>
          <text:p text:style-name="P12">Example:</text:p>
          <text:p text:style-name="P3">javascript</text:p>
        </text:list-item>
      </text:list>
      <text:list text:style-name="L5">
        <text:list-item>
          <text:p text:style-name="P4"><text:span text:style-name="Source_20_Text">test('adds 1 + 2 to equal 3', () =&gt; {</text:span></text:p>
          <text:p text:style-name="P4"><text:span text:style-name="Source_20_Text"><text:s text:c="2"/>expect(1 + 2).toBe(3);</text:span></text:p>
          <text:p text:style-name="P5"><text:span text:style-name="Source_20_Text">});</text:span></text:p>
        </text:list-item>
      </text:list>
      <text:p text:style-name="Text_20_body"><text:span text:style-name="Strong_20_Emphasis">Matchers:</text:span></text:p>
      <text:list text:style-name="L6">
        <text:list-item>
          <text:p text:style-name="P15">Matchers are functions used to make assertions in tests.</text:p>
        </text:list-item>
        <text:list-item>
          <text:p text:style-name="P15">Common matchers include <text:span text:style-name="Source_20_Text">toBe()</text:span>, <text:span text:style-name="Source_20_Text">toEqual()</text:span>, <text:span text:style-name="Source_20_Text">toBeTruthy()</text:span>, <text:span text:style-name="Source_20_Text">toContain()</text:span>, <text:span text:style-name="Source_20_Text">toThrow()</text:span>, etc.</text:p>
        </text:list-item>
        <text:list-item>
          <text:p text:style-name="P14">Use matchers to compare values, check for truthiness, verify array or object contents, and handle exceptions.</text:p>
        </text:list-item>
      </text:list>
      <text:p text:style-name="Text_20_body"><text:span text:style-name="Strong_20_Emphasis">Asynchronous Testing:</text:span></text:p>
      <text:list text:style-name="L7">
        <text:list-item>
          <text:p text:style-name="P17">Test asynchronous code using <text:span text:style-name="Source_20_Text">async</text:span>/<text:span text:style-name="Source_20_Text">await</text:span>, promises, or callback functions.</text:p>
        </text:list-item>
        <text:list-item>
          <text:p text:style-name="P17">Use <text:span text:style-name="Source_20_Text">async</text:span> and <text:span text:style-name="Source_20_Text">await</text:span> keywords to write asynchronous tests more cleanly.</text:p>
        </text:list-item>
        <text:list-item>
          <text:p text:style-name="P16">Example:</text:p>
          <text:p text:style-name="P6">javascript</text:p>
        </text:list-item>
      </text:list>
      <text:list text:style-name="L8">
        <text:list-item>
          <text:p text:style-name="P7"><text:span text:style-name="Source_20_Text">test('fetches user data', async () =&gt; {</text:span></text:p>
          <text:p text:style-name="P7"><text:span text:style-name="Source_20_Text"><text:s text:c="2"/>const data = await fetchData();</text:span></text:p>
          <text:p text:style-name="P7"><text:span text:style-name="Source_20_Text"><text:s text:c="2"/>expect(data).toEqual({ name: 'John', age: 30 });</text:span></text:p>
          <text:p text:style-name="P8"><text:span text:style-name="Source_20_Text">});</text:span></text:p>
        </text:list-item>
      </text:list>
      <text:p text:style-name="Text_20_body"><text:span text:style-name="Strong_20_Emphasis">Mocking:</text:span></text:p>
      <text:list text:style-name="L9">
        <text:list-item>
          <text:p text:style-name="P19"><text:soft-page-break/>Use mocking to replace dependencies with fake implementations for testing.</text:p>
        </text:list-item>
        <text:list-item>
          <text:p text:style-name="P19">Jest provides built-in mocking capabilities with functions like <text:span text:style-name="Source_20_Text">jest.mock()</text:span>, <text:span text:style-name="Source_20_Text">jest.fn()</text:span>, <text:span text:style-name="Source_20_Text">jest.spyOn()</text:span>.</text:p>
        </text:list-item>
        <text:list-item>
          <text:p text:style-name="P18">Mock modules, functions, objects, or classes to isolate components and control their behavior during tests.</text:p>
        </text:list-item>
      </text:list>
      <text:p text:style-name="Text_20_body"><text:span text:style-name="Strong_20_Emphasis">Snapshot Testing:</text:span></text:p>
      <text:list text:style-name="L10">
        <text:list-item>
          <text:p text:style-name="P21">Capture and compare snapshots of rendered components or data structures.</text:p>
        </text:list-item>
        <text:list-item>
          <text:p text:style-name="P21">Use <text:span text:style-name="Source_20_Text">toMatchSnapshot()</text:span> matcher to assert that the output matches the saved snapshot.</text:p>
        </text:list-item>
        <text:list-item>
          <text:p text:style-name="P20">Automatically update snapshots with <text:span text:style-name="Source_20_Text">--updateSnapshot</text:span> flag or <text:span text:style-name="Source_20_Text">-u</text:span> shorthand.</text:p>
        </text:list-item>
      </text:list>
      <text:p text:style-name="Text_20_body"><text:span text:style-name="Strong_20_Emphasis">Setup and Teardown:</text:span></text:p>
      <text:list text:style-name="L11">
        <text:list-item>
          <text:p text:style-name="P23">Execute setup and teardown code before and after tests using <text:span text:style-name="Source_20_Text">beforeEach()</text:span>, <text:span text:style-name="Source_20_Text">afterEach()</text:span>, <text:span text:style-name="Source_20_Text">beforeAll()</text:span>, <text:span text:style-name="Source_20_Text">afterAll()</text:span> functions.</text:p>
        </text:list-item>
        <text:list-item>
          <text:p text:style-name="P22">Set up test environment configuration, initialize resources, and clean up after tests.</text:p>
        </text:list-item>
      </text:list>
      <text:p text:style-name="Text_20_body"><text:span text:style-name="Strong_20_Emphasis">Code Coverage:</text:span></text:p>
      <text:list text:style-name="L12">
        <text:list-item>
          <text:p text:style-name="P25">Measure code coverage of tests using Jest's built-in coverage tool.</text:p>
        </text:list-item>
        <text:list-item>
          <text:p text:style-name="P25">Generate coverage reports to identify untested code and assess test quality.</text:p>
        </text:list-item>
        <text:list-item>
          <text:p text:style-name="P24">View coverage reports in various formats (e.g., text, HTML, JSON) and integrate with CI/CD pipelines.</text:p>
        </text:list-item>
      </text:list>
      <text:p text:style-name="Text_20_body"><text:span text:style-name="Strong_20_Emphasis">Watch Mode:</text:span></text:p>
      <text:list text:style-name="L13">
        <text:list-item>
          <text:p text:style-name="P27">Run tests in watch mode to automatically re-run tests on file changes.</text:p>
        </text:list-item>
        <text:list-item>
          <text:p text:style-name="P27">Use watch mode for rapid feedback during development and refactoring.</text:p>
        </text:list-item>
        <text:list-item>
          <text:p text:style-name="P26">Customize watch mode behavior with various options like pattern matching, filtering, and interactive mode.</text:p>
        </text:list-item>
      </text:list>
      <text:p text:style-name="Text_20_body"><text:span text:style-name="Strong_20_Emphasis">Command-Line Interface (CLI):</text:span></text:p>
      <text:list text:style-name="L14">
        <text:list-item>
          <text:p text:style-name="P29">Run Jest from the command line with various options and flags.</text:p>
        </text:list-item>
        <text:list-item>
          <text:p text:style-name="P28">Specify test files or directories to run, configure test environment, enable watch mode, set up code coverage, etc.</text:p>
        </text:list-item>
      </text:list>
      <text:p text:style-name="Text_20_body"><text:span text:style-name="Strong_20_Emphasis">Configuration:</text:span></text:p>
      <text:list text:style-name="L15">
        <text:list-item>
          <text:p text:style-name="P31">Customize Jest behavior and settings using a configuration file (e.g., <text:span text:style-name="Source_20_Text">jest.config.js</text:span>).</text:p>
        </text:list-item>
        <text:list-item>
          <text:p text:style-name="P30">Configure options like test environment, test match patterns, setup files, transform modules, reporters, etc.</text:p>
        </text:list-item>
      </text:list>
      <text:p text:style-name="Text_20_body"><text:span text:style-name="Strong_20_Emphasis">Integration with Other Tools:</text:span></text:p>
      <text:list text:style-name="L16">
        <text:list-item>
          <text:p text:style-name="P33">Integrate Jest with other development and testing tools like Babel, ESLint, Webpack, TypeScript, React, Angular, Vue.js, etc.</text:p>
        </text:list-item>
        <text:list-item>
          <text:p text:style-name="P32">Use Jest's APIs and plugins to extend functionality and integrate with existing workflow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4:39.463115661</meta:creation-date>
    <dc:date>2024-04-07T12:14:15.089405331</dc:date>
    <meta:editing-duration>PT5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58" meta:word-count="470" meta:character-count="3049" meta:non-whitespace-character-count="2677"/>
  </office:meta>
</office:document-meta>
</file>